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1pt double #000000" style:border-line-width="0.21mm 0.21mm 0.42mm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2.41pt double #000000" style:border-line-width-left="0.21mm 0.21mm 0.42mm" fo:border-right="2.41pt double #000000" style:border-line-width-right="0.21mm 0.21mm 0.42mm" fo:border-top="none"/>
      <style:paragraph-properties fo:text-align="center" fo:margin-left="0mm"/>
    </style:style>
    <style:style style:name="ce3" style:family="table-cell" style:parent-style-name="Default">
      <style:table-cell-properties fo:border-bottom="2.41pt double #000000" style:border-line-width-bottom="0.21mm 0.21mm 0.42mm" style:text-align-source="fix" style:repeat-content="false" fo:border-left="2.41pt double #000000" style:border-line-width-left="0.21mm 0.21mm 0.42mm" fo:border-right="2.41pt double #000000" style:border-line-width-right="0.21mm 0.21mm 0.42mm" fo:border-top="none"/>
      <style:paragraph-properties fo:text-align="center" fo:margin-left="0mm"/>
    </style:style>
    <style:style style:name="ce4" style:family="table-cell" style:parent-style-name="Default">
      <style:table-cell-properties fo:border-bottom="2.41pt double #000000" style:border-line-width-bottom="0.21mm 0.21mm 0.42mm" style:text-align-source="fix" style:repeat-content="false" fo:border-left="2.41pt double #000000" style:border-line-width-left="0.21mm 0.21mm 0.42mm" fo:border-right="none" fo:border-top="2.41pt double #000000" style:border-line-width-top="0.21mm 0.21mm 0.42mm"/>
      <style:paragraph-properties fo:text-align="center" fo:margin-left="0mm"/>
    </style:style>
    <style:style style:name="ce5" style:family="table-cell" style:parent-style-name="Default">
      <style:table-cell-properties fo:border-bottom="2.41pt double #000000" style:border-line-width-bottom="0.21mm 0.21mm 0.42mm" style:text-align-source="fix" style:repeat-content="false" fo:border-left="none" fo:border-right="none" fo:border-top="2.41pt double #000000" style:border-line-width-top="0.21mm 0.21mm 0.42mm"/>
      <style:paragraph-properties fo:text-align="center" fo:margin-left="0mm"/>
    </style:style>
    <style:style style:name="ce6" style:family="table-cell" style:parent-style-name="Default">
      <style:table-cell-properties fo:border-bottom="2.41pt double #000000" style:border-line-width-bottom="0.21mm 0.21mm 0.42mm" style:text-align-source="fix" style:repeat-content="false" fo:border-left="none" fo:border-right="2.41pt double #000000" style:border-line-width-right="0.21mm 0.21mm 0.42mm" fo:border-top="2.41pt double #000000" style:border-line-width-top="0.21mm 0.21mm 0.42mm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5" table:formula="of:=[.B1]+1" office:value-type="float" office:value="2" calcext:value-type="float">
            <text:p>2</text:p>
          </table:table-cell>
          <table:table-cell table:style-name="ce5" table:formula="of:=[.C1]+1" office:value-type="float" office:value="3" calcext:value-type="float">
            <text:p>3</text:p>
          </table:table-cell>
          <table:table-cell table:style-name="ce5" table:formula="of:=[.D1]+1" office:value-type="float" office:value="4" calcext:value-type="float">
            <text:p>4</text:p>
          </table:table-cell>
          <table:table-cell table:style-name="ce5" table:formula="of:=[.E1]+1" office:value-type="float" office:value="5" calcext:value-type="float">
            <text:p>5</text:p>
          </table:table-cell>
          <table:table-cell table:style-name="ce5" table:formula="of:=[.F1]+1" office:value-type="float" office:value="6" calcext:value-type="float">
            <text:p>6</text:p>
          </table:table-cell>
          <table:table-cell table:style-name="ce5" table:formula="of:=[.G1]+1" office:value-type="float" office:value="7" calcext:value-type="float">
            <text:p>7</text:p>
          </table:table-cell>
          <table:table-cell table:style-name="ce5" table:formula="of:=[.H1]+1" office:value-type="float" office:value="8" calcext:value-type="float">
            <text:p>8</text:p>
          </table:table-cell>
          <table:table-cell table:style-name="ce5" table:formula="of:=[.I1]+1" office:value-type="float" office:value="9" calcext:value-type="float">
            <text:p>9</text:p>
          </table:table-cell>
          <table:table-cell table:style-name="ce5" table:formula="of:=[.J1]+1" office:value-type="float" office:value="10" calcext:value-type="float">
            <text:p>10</text:p>
          </table:table-cell>
          <table:table-cell table:style-name="ce5" table:formula="of:=[.K1]+1" office:value-type="float" office:value="11" calcext:value-type="float">
            <text:p>11</text:p>
          </table:table-cell>
          <table:table-cell table:style-name="ce6" table:formula="of:=[.L1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52" calcext:value-type="float">
            <text:p>52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table:style-name="ce3" table:formula="of:=[.A12]+1"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Processador 1 <text:s/>= <text:s/></text:p>
          </table:table-cell>
          <table:table-cell/>
          <table:table-cell table:formula="of:=[.F12]+[.E6]+[.J5]+[.K10]+[.G11]+[.L7]"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Processador 2 <text:s/>= </text:p>
          </table:table-cell>
          <table:table-cell/>
          <table:table-cell table:formula="of:=[.B13]+[.D2]+[.H4]+[.I8]+[.C9]+[.M3]" office:value-type="float" office:value="113" calcext:value-type="float">
            <text:p>11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6:06:07.2090627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9:01:16.766679189</meta:creation-date>
    <dc:date>2017-08-18T16:10:00.700721712</dc:date>
    <meta:editing-duration>PT19M36S</meta:editing-duration>
    <meta:editing-cycles>6</meta:editing-cycles>
    <meta:generator>LibreOffice/5.1.6.2$Linux_x86 LibreOffice_project/10m0$Build-2</meta:generator>
    <meta:document-statistic meta:table-count="1" meta:cell-count="172" meta:object-count="0"/>
  </office:meta>
</office:document-meta>
</file>